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008000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Ultrafine_20_Dashed" svg:stroke-width="0.01cm" svg:stroke-color="#800000" draw:marker-start-width="0.32cm" draw:marker-end-width="0.32cm" draw:fill="none" draw:textarea-horizontal-align="justify" draw:textarea-vertical-align="middle" draw:auto-grow-height="false" fo:padding-top="0.13cm" fo:padding-bottom="0.13cm" fo:padding-left="0.255cm" fo:padding-right="0.255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  <style:text-properties fo:font-family="Corbel" style:font-pitch="variable" fo:font-size="10.5pt" style:font-size-asian="10.5pt" style:font-size-complex="10.5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8000" fo:font-family="Corbel" style:font-pitch="variable" fo:font-size="10.5pt" style:font-size-asian="10.5pt" style:font-size-complex="10.5pt"/>
    </style:style>
    <style:style style:name="P4" style:family="paragraph">
      <style:paragraph-properties fo:text-align="center"/>
      <style:text-properties fo:font-size="9pt" fo:font-style="normal" style:font-size-asian="9pt" style:font-style-asian="normal" style:font-size-complex="9pt" style:font-style-complex="normal"/>
    </style:style>
    <style:style style:name="P5" style:family="paragraph">
      <style:paragraph-properties fo:text-align="center"/>
      <style:text-properties fo:color="#800000" fo:font-family="Corbel" style:font-pitch="variable" fo:font-size="9pt" fo:font-style="normal" style:font-size-asian="9pt" style:font-style-asian="normal" style:font-size-complex="9pt" style:font-style-complex="normal"/>
    </style:style>
    <style:style style:name="P6" style:family="paragraph">
      <style:paragraph-properties fo:text-align="center"/>
      <style:text-properties fo:color="#000000" fo:font-family="Corbel" style:font-pitch="variable" fo:font-size="10.5pt" style:font-size-asian="10.5pt" style:font-size-complex="10.5pt"/>
    </style:style>
    <style:style style:name="T1" style:family="text">
      <style:text-properties fo:font-family="Corbel" style:font-pitch="variable" fo:font-size="10.5pt" style:font-size-asian="10.5pt" style:font-size-complex="10.5pt"/>
    </style:style>
    <style:style style:name="T2" style:family="text">
      <style:text-properties fo:color="#008000" fo:font-family="Corbel" style:font-pitch="variable" fo:font-size="10.5pt" style:font-size-asian="10.5pt" style:font-size-complex="10.5pt"/>
    </style:style>
    <style:style style:name="T3" style:family="text">
      <style:text-properties fo:color="#800000" fo:font-family="Corbel" style:font-pitch="variable" fo:font-size="9pt" fo:font-style="normal" style:font-size-asian="9pt" style:font-style-asian="normal" style:font-size-complex="9pt" style:font-style-complex="normal"/>
    </style:style>
    <style:style style:name="T4" style:family="text">
      <style:text-properties fo:color="#000000" fo:font-family="Corbel" style:font-pitch="variable"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1cm" svg:x="1.5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2cm" svg:x="2.5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2cm" svg:x="3.5cm" svg:y="2cm">
          <text:p text:style-name="P2"><text:span text:style-name="T1">N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2cm" svg:x="4.5cm" svg:y="2cm">
          <text:p text:style-name="P2"><text:span text:style-name="T1">N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1.5cm" svg:y="4cm">
          <text:p text:style-name="P2"><text:span text:style-name="T1">N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cm" svg:x="3.5cm" svg:y="4cm">
          <text:p text:style-name="P2"><text:span text:style-name="T1">N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cm" svg:x="3.5cm" svg:y="5cm">
          <text:p text:style-name="P2"><text:span text:style-name="T1">N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1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6.1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2cm" svg:x="7.1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2cm" svg:x="8.1cm" svg:y="2cm">
          <text:p text:style-name="P2"><text:span text:style-name="T1">N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2cm" svg:x="9.1cm" svg:y="2cm">
          <text:p text:style-name="P2"><text:span text:style-name="T1">N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cm" svg:height="2cm" svg:x="6.1cm" svg:y="4cm">
          <text:p text:style-name="P2"><text:span text:style-name="T1">N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cm" svg:x="8.1cm" svg:y="4cm">
          <text:p text:style-name="P2"><text:span text:style-name="T1">N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8.1cm" svg:y="5cm">
          <text:p text:style-name="P2"><text:span text:style-name="T1">N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9.1cm" svg:y="5cm">
          <text:p text:style-name="P2"><text:span text:style-name="T2">N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2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2cm" svg:x="13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cm" svg:height="2cm" svg:x="14cm" svg:y="2cm">
          <text:p text:style-name="P4"><text:span text:style-name="T3">N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2cm" svg:x="14cm" svg:y="2cm">
          <text:p text:style-name="P2"><text:span text:style-name="T2">N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cm" svg:height="2cm" svg:x="12cm" svg:y="4cm">
          <text:p text:style-name="P2"><text:span text:style-name="T1">N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cm" svg:x="14cm" svg:y="4cm">
          <text:p text:style-name="P2"><text:span text:style-name="T1">N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4cm" svg:y="5cm">
          <text:p text:style-name="P2"><text:span text:style-name="T1">N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cm" svg:x="15cm" svg:y="5cm">
          <text:p text:style-name="P2"><text:span text:style-name="T4">N7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2" draw:layer="layout" svg:x1="11cm" svg:y1="1.5cm" svg:x2="11cm" svg:y2="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hannes Held</meta:initial-creator>
    <meta:creation-date>2010-04-14T13:16:11</meta:creation-date>
    <meta:generator>OpenOffice.org/3.2$Unix OpenOffice.org_project/320m12$Build-9483</meta:generator>
    <dc:date>2010-04-21T16:10:37</dc:date>
    <dc:creator>Johannes Held</dc:creator>
    <meta:editing-duration>PT01H18M33S</meta:editing-duration>
    <meta:editing-cycles>14</meta:editing-cycles>
    <meta:document-statistic meta:object-count="27"/>
  </office:meta>
</office:document-meta>
</file>